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24-07-08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21-06-16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21-04-07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20-08-2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9-05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7-04-1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5-05-06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3-05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3-01-0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6-01 1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2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2-01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5-28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1-03-05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9-26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8-12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7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5-18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5-12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4-1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10-02-1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9-12-1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9-09-22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9-07-21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9-05-10 0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9-04-1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6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200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0859087370001</text:p>
          </table:table-cell>
          <table:table-cell office:value-type="string" calcext:value-type="string">
            <text:p>1999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86" meta:object-count="0"/>
    <meta:user-defined meta:name="AppVersion">3.0</meta:user-defined>
  </office:meta>
</office:document-meta>
</file>